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Times New Roman1" svg:font-family="'Times New Roman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Arial1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0pt" officeooo:rsid="00052cd0" officeooo:paragraph-rsid="00052cd0" style:font-size-asian="10pt" style:font-size-complex="10pt"/>
    </style:style>
    <style:style style:name="P2" style:family="paragraph" style:parent-style-name="Heading_20_1">
      <style:paragraph-properties fo:text-align="justify" style:justify-single-word="false"/>
      <style:text-properties style:font-name="Liberation Serif" fo:font-size="10pt" officeooo:rsid="000a55de" officeooo:paragraph-rsid="000a55de" style:font-size-asian="10pt" style:font-size-complex="10pt"/>
    </style:style>
    <style:style style:name="P3" style:family="paragraph" style:parent-style-name="Heading_20_1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Title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5" style:family="paragraph" style:parent-style-name="Text_20_body">
      <style:paragraph-properties fo:line-height="115%" fo:text-align="justify" style:justify-single-word="false"/>
      <style:text-properties fo:color="#000000" style:font-name="Liberation Serif" fo:font-size="10pt" fo:font-weight="bold" officeooo:rsid="00052cd0" officeooo:paragraph-rsid="00052cd0" style:font-size-asian="10pt" style:font-size-complex="10pt"/>
    </style:style>
    <style:style style:name="P6" style:family="paragraph" style:parent-style-name="Text_20_body">
      <style:paragraph-properties fo:line-height="115%" fo:text-align="justify" style:justify-single-word="false"/>
      <style:text-properties fo:color="#000000" style:font-name="Liberation Serif" fo:font-size="10pt" fo:font-weight="normal" officeooo:rsid="000693e7" officeooo:paragraph-rsid="000693e7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8" style:family="paragraph" style:parent-style-name="Text_20_body">
      <style:paragraph-properties fo:line-height="115%" fo:text-align="justify" style:justify-single-word="false"/>
      <style:text-properties style:font-name="Liberation Serif" fo:font-size="10pt" officeooo:rsid="00052cd0" officeooo:paragraph-rsid="00052cd0" style:font-size-asian="10pt" style:font-size-complex="10pt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Liberation Serif" fo:font-size="10pt" fo:font-weight="normal" officeooo:rsid="00052cd0" officeooo:paragraph-rsid="000885b5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Liberation Serif" fo:font-size="10pt" fo:font-weight="normal" officeooo:rsid="00052cd0" officeooo:paragraph-rsid="000ad5c4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line-height="115%" fo:text-align="justify" style:justify-single-word="false"/>
      <style:text-properties style:font-name="Liberation Serif" fo:font-size="10pt" fo:font-weight="bold" officeooo:rsid="00052cd0" officeooo:paragraph-rsid="00052cd0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line-height="115%" fo:text-align="justify" style:justify-single-word="false"/>
      <style:text-properties fo:font-size="10pt" officeooo:paragraph-rsid="000a55de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ize="11pt"/>
    </style:style>
    <style:style style:name="T3" style:family="text">
      <style:text-properties fo:color="#000000" fo:font-size="11pt" fo:font-weight="bold" style:font-weight-asian="bold" style:font-weight-complex="bold"/>
    </style:style>
    <style:style style:name="T4" style:family="text">
      <style:text-properties fo:color="#000000" style:font-name="Arial1" fo:font-size="10pt" fo:font-weight="bold" officeooo:rsid="000a55de"/>
    </style:style>
    <style:style style:name="T5" style:family="text">
      <style:text-properties fo:color="#000000" style:font-name="Arial1" fo:font-size="11pt"/>
    </style:style>
    <style:style style:name="T6" style:family="text">
      <style:text-properties fo:color="#000000" style:font-name="Arial1" fo:font-size="11pt" fo:font-weight="bold" style:font-weight-asian="bold" style:font-weight-complex="bold"/>
    </style:style>
    <style:style style:name="T7" style:family="text">
      <style:text-properties fo:color="#000000" fo:font-size="10pt" fo:font-weight="bold" officeooo:rsid="000a55de"/>
    </style:style>
    <style:style style:name="T8" style:family="text">
      <style:text-properties fo:color="#000000" fo:font-size="10pt" officeooo:rsid="000693e7"/>
    </style:style>
    <style:style style:name="T9" style:family="text">
      <style:text-properties fo:color="#000000" fo:font-size="10pt" officeooo:rsid="000885b5"/>
    </style:style>
    <style:style style:name="T10" style:family="text">
      <style:text-properties fo:color="#000000" fo:font-size="10pt" officeooo:rsid="000885b5" style:font-size-asian="10pt" style:font-size-complex="10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bold" officeooo:rsid="000a55de"/>
    </style:style>
    <style:style style:name="T13" style:family="text">
      <style:text-properties fo:color="#000000" officeooo:rsid="000693e7"/>
    </style:style>
    <style:style style:name="T14" style:family="text">
      <style:text-properties fo:color="#000000" officeooo:rsid="000885b5"/>
    </style:style>
    <style:style style:name="T15" style:family="text">
      <style:text-properties fo:color="#000000" style:font-name="Liberation Serif" fo:font-size="10pt" fo:font-weight="bold" officeooo:rsid="000a55de" style:font-size-asian="10pt" style:font-size-complex="10pt"/>
    </style:style>
    <style:style style:name="T16" style:family="text">
      <style:text-properties fo:color="#000000" style:font-name="Liberation Serif" fo:font-size="10pt" fo:font-weight="normal" officeooo:rsid="000693e7" style:font-size-asian="10pt" style:font-weight-asian="normal" style:font-size-complex="10pt" style:font-weight-complex="normal"/>
    </style:style>
    <style:style style:name="T17" style:family="text">
      <style:text-properties fo:color="#000000" style:font-name="Liberation Serif" fo:font-size="10pt" fo:font-weight="normal" officeooo:rsid="000a55de" style:font-size-asian="10pt" style:font-weight-asian="normal" style:font-size-complex="10pt" style:font-weight-complex="normal"/>
    </style:style>
    <style:style style:name="T18" style:family="text">
      <style:text-properties fo:color="#000000" style:font-name="Liberation Serif" fo:font-weight="bold" officeooo:rsid="000a55de"/>
    </style:style>
    <style:style style:name="T19" style:family="text">
      <style:text-properties fo:color="#000000" style:font-name="Liberation Serif" fo:font-weight="normal" officeooo:rsid="000693e7" style:font-weight-asian="normal" style:font-weight-complex="normal"/>
    </style:style>
    <style:style style:name="T20" style:family="text">
      <style:text-properties fo:color="#000000" style:font-name="Liberation Serif" fo:font-weight="normal" officeooo:rsid="000a55de" style:font-weight-asian="normal" style:font-weight-complex="normal"/>
    </style:style>
    <style:style style:name="T21" style:family="text">
      <style:text-properties fo:color="#000000" officeooo:rsid="000a55de"/>
    </style:style>
    <style:style style:name="T22" style:family="text">
      <style:text-properties fo:color="#000000" officeooo:rsid="000ad5c4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0pt" style:font-size-asian="10pt" style:font-size-complex="10pt"/>
    </style:style>
    <style:style style:name="T25" style:family="text">
      <style:text-properties style:font-name="Liberation Serif" fo:font-size="10pt" officeooo:rsid="000a55de" style:font-size-asian="10pt" style:font-size-complex="10pt"/>
    </style:style>
    <style:style style:name="T26" style:family="text">
      <style:text-properties style:font-name="Liberation Serif" officeooo:rsid="000a55de"/>
    </style:style>
    <style:style style:name="T27" style:family="text">
      <style:text-properties fo:font-variant="normal" fo:text-transform="none"/>
    </style:style>
    <style:style style:name="T28" style:family="text">
      <style:text-properties fo:font-variant="normal" fo:text-transform="none" officeooo:rsid="000a55de"/>
    </style:style>
    <style:style style:name="T29" style:family="text">
      <style:text-properties fo:font-variant="normal" fo:text-transform="none" fo:color="#000000" style:font-name="Liberation Serif" fo:font-size="10pt" fo:font-weight="normal" officeooo:rsid="000a55de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00" style:font-name="Liberation Serif" fo:font-size="10pt" fo:font-weight="normal" officeooo:rsid="000693e7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000000" style:font-name="Liberation Serif" fo:font-weight="normal" officeooo:rsid="000a55de" style:font-weight-asian="normal" style:font-weight-complex="normal"/>
    </style:style>
    <style:style style:name="T32" style:family="text">
      <style:text-properties fo:font-variant="normal" fo:text-transform="none" fo:color="#000000" style:font-name="Liberation Serif" fo:font-weight="normal" officeooo:rsid="000693e7" style:font-weight-asian="normal" style:font-weight-complex="normal"/>
    </style:style>
    <style:style style:name="T33" style:family="text">
      <style:text-properties officeooo:rsid="000ad5c4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STL</text:p>
      <text:h text:style-name="P2" text:outline-level="1"><text:span text:style-name="T1">Liberation Serif</text:span></text:h>
      <text:h text:style-name="P3" text:outline-level="1"><text:span text:style-name="T1">Task: MTV Define Domain Scope</text:span></text:h>
      <text:p text:style-name="P7"><text:span text:style-name="T1"/></text:p>
      <text:p text:style-name="P7"><text:span text:style-name="T11">Outlining Domain Synopsis  </text:span></text:p>
      <text:p text:style-name="P9"><text:span text:style-name="T22">Team Agent of m</text:span><text:span text:style-name="T13">ulti-</text:span><text:span text:style-name="T22">a</text:span><text:span text:style-name="T13">gent Programming Context </text:span><text:span text:style-name="T14">(</text:span><text:span text:style-name="T22">T</text:span><text:span text:style-name="T14">APC)</text:span><text:span text:style-name="T13"> </text:span><text:span text:style-name="T14">est un système d’intelligence coopérative qui a pour objective de gagner </text:span><text:span text:style-name="T21">le </text:span><text:span text:style-name="T14">plus </text:span><text:span text:style-name="T21">d'</text:span><text:span text:style-name="T14">argent possible en réalisant certain tâche comprise entre acquisition, assemblage et transportation des marchandises.</text:span></text:p>
      <text:p text:style-name="P8"/>
      <text:p text:style-name="P11">Refining Domain Synopsis</text:p>
      <text:p text:style-name="P5"><text:span text:style-name="T33">Team Agent of <text:s/>multi-agent Programming Context (TAPC) </text:span>Domain Synopsis :</text:p>
      <text:p text:style-name="P12"><text:span text:style-name="T18">1) </text:span><text:span text:style-name="T23">Extend the one-sentence domain </text:span><text:span text:style-name="T26">t</text:span>ry to focus on the essential nature, scope, and variety of systems in the domain.</text:p>
      <text:p text:style-name="P12"><text:span text:style-name="T26">2)</text:span><text:span text:style-name="T23">Characterize the type of problem that systems in the domain solve, and the external environment (.i.e, users, systems, devices) with which systems interact. </text:span></text:p>
      <text:p text:style-name="P12"><text:span text:style-name="T26">3)</text:span><text:span text:style-name="T23">Describe the observable behavior that systems exhibit in solving the problem. </text:span></text:p>
      <text:p text:style-name="P12"><text:span text:style-name="T31">4)</text:span><text:span text:style-name="T32"> </text:span><text:span text:style-name="T19">You might also establish significant constraints concerning how the systems operate in terms of performance, reliability, or distribution concerns</text:span></text:p>
      <text:p text:style-name="P12"><text:span text:style-name="T20">5)</text:span>Describe the primary functions performed by every system in the domain and any important functions performed by only some systems. Maintain a black-box perspective when describing functional aspects of the system.</text:p>
      <text:p text:style-name="P6"/>
      <text:p text:style-name="P8"/>
      <text:p text:style-name="P10"><text:span text:style-name="T13">Multi-Agent Programming Context </text:span><text:span text:style-name="T14">(MAPC)</text:span><text:span text:style-name="T13">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Times New Roman1" svg:font-family="'Times New Roman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Arial1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1:32:27.319000000</meta:creation-date>
    <dc:date>2016-03-09T12:49:06.639000000</dc:date>
    <meta:editing-duration>PT15M49S</meta:editing-duration>
    <meta:editing-cycles>2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13" meta:word-count="167" meta:character-count="1182" meta:non-whitespace-character-count="1022"/>
  </office:meta>
</office:document-meta>
</file>